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21e4ef" officeooo:paragraph-rsid="0021e4ef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21e4ef" officeooo:paragraph-rsid="0021e4ef" fo:background-color="#87d1d1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rsid="0021e4ef" officeooo:paragraph-rsid="0021e4ef" fo:background-color="#fff200"/>
    </style:style>
    <style:style style:name="P6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fo:font-size="12pt" style:font-size-asian="12pt" style:font-size-complex="12pt"/>
    </style:style>
    <style:style style:name="T1" style:family="text">
      <style:text-properties fo:background-color="#bce4e5" loext:char-shading-value="0"/>
    </style:style>
    <style:style style:name="T2" style:family="text">
      <style:text-properties officeooo:rsid="001ddecb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f4919"/>
    </style:style>
    <style:style style:name="T5" style:family="text">
      <style:text-properties officeooo:rsid="001f944a"/>
    </style:style>
    <style:style style:name="T6" style:family="text">
      <style:text-properties officeooo:rsid="0021d905"/>
    </style:style>
    <style:style style:name="T7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evantamento de requisitos</text:p>
      <text:p text:style-name="P1"><text:s/><text:tab/>O supermercado possui um conjunto de funcionários. Cada funcionário tem uma matrícula, nome, <text:s/>CPF, <text:span text:style-name="T5">telefone</text:span>, <text:span text:style-name="T1">setor</text:span> e<text:span text:style-name="T7"> data de admissão.</text:span> Além disso um funcionário pode realizar vendas na qual serão armazenadas <text:span text:style-name="T2">código da venda,</text:span> valor, nome do <text:span text:style-name="T1">funcionário que realiza a venda</text:span>, data da venda, <text:span text:style-name="T1">forma de pagamento,</text:span> quantidade de produtos vendidos e<text:span text:style-name="T1"> quais são estes produtos</text:span>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. </text:p>
      <text:p text:style-name="P1"><text:tab/>O supermercado tem setores, para cada setor é armazenado nome, código e o<text:span text:style-name="T1"> funcionário que o gerencia</text:span>, também é necessário armazenar a <text:span text:style-name="T3">data de início do ingresso e da mesma forma a data de fim.</text:span></text:p>
      <text:p text:style-name="P1"><text:tab/>Um cliente cadastrado pode possuir despesas a prazo no supermercado, para isso são armazenados <text:span text:style-name="T6">o</text:span> valor da compra, data, prazo a ser pago <text:span text:style-name="T4">e</text:span> data de pagamento.</text:p>
      <text:p text:style-name="P1"><text:tab/>O supermercado possui fornecedores que abastecem o estoque do mesmo, para os produtos fornecidos são arquivados a descrição do produto, seu código de barras e o valor unitário; é preciso manter também as informações dos fornecedores, que são: CNPJ, nome, telefones e endereço(número,rua,bairro,cidade). Para o estoque é necessário guardar o id do produto, quantidade de lotes do mesmo produto, quantidade de produtos por lote, data de validade e a <text:span text:style-name="T3">data do fornecimento.</text:span></text:p>
      <text:p text:style-name="P2"/>
      <text:p text:style-name="P3">Obs:</text:p>
      <text:p text:style-name="P4">RELAÇÃO</text:p>
      <text:p text:style-name="P5">ATRIBUTO DA REL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15T10:01:19.266665955</dc:date>
    <meta:editing-duration>PT24M38S</meta:editing-duration>
    <meta:editing-cycles>3</meta:editing-cycles>
    <meta:document-statistic meta:table-count="0" meta:image-count="0" meta:object-count="0" meta:page-count="1" meta:paragraph-count="8" meta:word-count="262" meta:character-count="1622" meta:non-whitespace-character-count="1361"/>
  </office:meta>
</office:document-meta>
</file>